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0"/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event_id</text:p>
          </table:table-cell>
          <table:table-cell office:value-type="string">
            <text:p>day</text:p>
          </table:table-cell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artist</text:p>
          </table:table-cell>
          <table:table-cell office:value-type="string">
            <text:p>sta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023-08-31</text:p>
          </table:table-cell>
          <table:table-cell office:value-type="time" office:time-value="PT18H30M00S">
            <text:p>18:30</text:p>
          </table:table-cell>
          <table:table-cell office:value-type="string">
            <text:p>Cala Vento</text:p>
          </table:table-cell>
          <table:table-cell office:value-type="string">
            <text:p>sunris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2023-08-31</text:p>
          </table:table-cell>
          <table:table-cell office:value-type="time" office:time-value="PT20H15M00S">
            <text:p>20:15</text:p>
          </table:table-cell>
          <table:table-cell office:value-type="string">
            <text:p>Siouxsie</text:p>
          </table:table-cell>
          <table:table-cell office:value-type="string">
            <text:p>sunris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2023-08-31</text:p>
          </table:table-cell>
          <table:table-cell office:value-type="time" office:time-value="PT22H35M00S">
            <text:p>22:35</text:p>
          </table:table-cell>
          <table:table-cell office:value-type="string">
            <text:p>Arcade Fire</text:p>
          </table:table-cell>
          <table:table-cell office:value-type="string">
            <text:p>sunrise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2023-09-01</text:p>
          </table:table-cell>
          <table:table-cell office:value-type="time" office:time-value="PT01H40M00S">
            <text:p>01:40</text:p>
          </table:table-cell>
          <table:table-cell office:value-type="string">
            <text:p>Foals</text:p>
          </table:table-cell>
          <table:table-cell office:value-type="string">
            <text:p>sunris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2023-08-31</text:p>
          </table:table-cell>
          <table:table-cell office:value-type="time" office:time-value="PT17H45M00S">
            <text:p>17:45</text:p>
          </table:table-cell>
          <table:table-cell office:value-type="string">
            <text:p>Juicy Bae</text:p>
          </table:table-cell>
          <table:table-cell office:value-type="string">
            <text:p>victori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2023-08-31</text:p>
          </table:table-cell>
          <table:table-cell office:value-type="time" office:time-value="PT19H20M00S">
            <text:p>19:20</text:p>
          </table:table-cell>
          <table:table-cell office:value-type="string">
            <text:p>Cupido</text:p>
          </table:table-cell>
          <table:table-cell office:value-type="string">
            <text:p>victori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2023-08-31</text:p>
          </table:table-cell>
          <table:table-cell office:value-type="time" office:time-value="PT21H25M00S">
            <text:p>21:25</text:p>
          </table:table-cell>
          <table:table-cell office:value-type="string">
            <text:p>Baxter Dury</text:p>
          </table:table-cell>
          <table:table-cell office:value-type="string">
            <text:p>victori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2023-09-01</text:p>
          </table:table-cell>
          <table:table-cell office:value-type="time" office:time-value="PT00H15M00S">
            <text:p>00:15</text:p>
          </table:table-cell>
          <table:table-cell office:value-type="string">
            <text:p>Idles</text:p>
          </table:table-cell>
          <table:table-cell office:value-type="string">
            <text:p>victori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2023-09-01</text:p>
          </table:table-cell>
          <table:table-cell office:value-type="time" office:time-value="PT03H05M00S">
            <text:p>03:05</text:p>
          </table:table-cell>
          <table:table-cell office:value-type="string">
            <text:p>Moderat</text:p>
          </table:table-cell>
          <table:table-cell office:value-type="string">
            <text:p>victori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2023-08-31</text:p>
          </table:table-cell>
          <table:table-cell office:value-type="time" office:time-value="PT17H30M00S">
            <text:p>17:30</text:p>
          </table:table-cell>
          <table:table-cell office:value-type="string">
            <text:p>Vera Fauna</text:p>
          </table:table-cell>
          <table:table-cell office:value-type="string">
            <text:p>sunse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2023-08-31</text:p>
          </table:table-cell>
          <table:table-cell office:value-type="time" office:time-value="PT19H20M00S">
            <text:p>19:20</text:p>
          </table:table-cell>
          <table:table-cell office:value-type="string">
            <text:p>Tamino</text:p>
          </table:table-cell>
          <table:table-cell office:value-type="string">
            <text:p>sunse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2023-08-31</text:p>
          </table:table-cell>
          <table:table-cell office:value-type="time" office:time-value="PT21H20M00S">
            <text:p>21:20</text:p>
          </table:table-cell>
          <table:table-cell office:value-type="string">
            <text:p>Amaia</text:p>
          </table:table-cell>
          <table:table-cell office:value-type="string">
            <text:p>sunse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2023-09-01</text:p>
          </table:table-cell>
          <table:table-cell office:value-type="time" office:time-value="PT00H25M00S">
            <text:p>00:25</text:p>
          </table:table-cell>
          <table:table-cell office:value-type="string">
            <text:p>Pabllo Vittar</text:p>
          </table:table-cell>
          <table:table-cell office:value-type="string">
            <text:p>sunse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2023-09-01</text:p>
          </table:table-cell>
          <table:table-cell office:value-type="time" office:time-value="PT03H15M00S">
            <text:p>03:15</text:p>
          </table:table-cell>
          <table:table-cell office:value-type="string">
            <text:p>VVV (Trippin' You)</text:p>
          </table:table-cell>
          <table:table-cell office:value-type="string">
            <text:p>sunse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2023-08-31</text:p>
          </table:table-cell>
          <table:table-cell office:value-type="time" office:time-value="PT17H00M00S">
            <text:p>17:00</text:p>
          </table:table-cell>
          <table:table-cell office:value-type="string">
            <text:p>Buganvilia</text:p>
          </table:table-cell>
          <table:table-cell office:value-type="string">
            <text:p>calet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2023-08-31</text:p>
          </table:table-cell>
          <table:table-cell office:value-type="time" office:time-value="PT19H00M00S">
            <text:p>19:00</text:p>
          </table:table-cell>
          <table:table-cell office:value-type="string">
            <text:p>Budino</text:p>
          </table:table-cell>
          <table:table-cell office:value-type="string">
            <text:p>calet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2023-08-31</text:p>
          </table:table-cell>
          <table:table-cell office:value-type="time" office:time-value="PT21H15M00S">
            <text:p>21:15</text:p>
          </table:table-cell>
          <table:table-cell office:value-type="string">
            <text:p>James Holden (Live)</text:p>
          </table:table-cell>
          <table:table-cell office:value-type="string">
            <text:p>caleta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2023-08-31</text:p>
          </table:table-cell>
          <table:table-cell office:value-type="time" office:time-value="PT22H30M00S">
            <text:p>22:30</text:p>
          </table:table-cell>
          <table:table-cell office:value-type="string">
            <text:p>Nicola Cruz (DJ Set)</text:p>
          </table:table-cell>
          <table:table-cell office:value-type="string">
            <text:p>caleta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2023-09-01</text:p>
          </table:table-cell>
          <table:table-cell office:value-type="time" office:time-value="PT01H00M00S">
            <text:p>01:00</text:p>
          </table:table-cell>
          <table:table-cell office:value-type="string">
            <text:p>Prosumer</text:p>
          </table:table-cell>
          <table:table-cell office:value-type="string">
            <text:p>caleta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2023-09-01</text:p>
          </table:table-cell>
          <table:table-cell office:value-type="time" office:time-value="PT03H30M00S">
            <text:p>03:30</text:p>
          </table:table-cell>
          <table:table-cell office:value-type="string">
            <text:p>Cormac</text:p>
          </table:table-cell>
          <table:table-cell office:value-type="string">
            <text:p>caleta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2023-09-01</text:p>
          </table:table-cell>
          <table:table-cell office:value-type="time" office:time-value="PT18H25M00S">
            <text:p>18:25</text:p>
          </table:table-cell>
          <table:table-cell office:value-type="string">
            <text:p>Kevin Kaarl</text:p>
          </table:table-cell>
          <table:table-cell office:value-type="string">
            <text:p>sunrise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>
            <text:p>2023-09-01</text:p>
          </table:table-cell>
          <table:table-cell office:value-type="time" office:time-value="PT20H40M00S">
            <text:p>20:40</text:p>
          </table:table-cell>
          <table:table-cell office:value-type="string">
            <text:p>Amyl &amp; The Sniffers</text:p>
          </table:table-cell>
          <table:table-cell office:value-type="string">
            <text:p>sunris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string">
            <text:p>2023-09-01</text:p>
          </table:table-cell>
          <table:table-cell office:value-type="time" office:time-value="PT23H25M00S">
            <text:p>23:25</text:p>
          </table:table-cell>
          <table:table-cell office:value-type="string">
            <text:p>The Strokes</text:p>
          </table:table-cell>
          <table:table-cell office:value-type="string">
            <text:p>sunris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2023-09-02</text:p>
          </table:table-cell>
          <table:table-cell office:value-type="time" office:time-value="PT02H30M00S">
            <text:p>02:30</text:p>
          </table:table-cell>
          <table:table-cell office:value-type="string">
            <text:p>Underworld</text:p>
          </table:table-cell>
          <table:table-cell office:value-type="string">
            <text:p>sunris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2023-09-01</text:p>
          </table:table-cell>
          <table:table-cell office:value-type="time" office:time-value="PT17H40M00S">
            <text:p>17:40</text:p>
          </table:table-cell>
          <table:table-cell office:value-type="string">
            <text:p>Charlie Cunningham</text:p>
          </table:table-cell>
          <table:table-cell office:value-type="string">
            <text:p>victoria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string">
            <text:p>2023-09-01</text:p>
          </table:table-cell>
          <table:table-cell office:value-type="time" office:time-value="PT19H30M00S">
            <text:p>19:30</text:p>
          </table:table-cell>
          <table:table-cell office:value-type="string">
            <text:p>Cariño</text:p>
          </table:table-cell>
          <table:table-cell office:value-type="string">
            <text:p>victoria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string">
            <text:p>2023-09-01</text:p>
          </table:table-cell>
          <table:table-cell office:value-type="time" office:time-value="PT22H00M00S">
            <text:p>22:00</text:p>
          </table:table-cell>
          <table:table-cell office:value-type="string">
            <text:p>Lori Meyers</text:p>
          </table:table-cell>
          <table:table-cell office:value-type="string">
            <text:p>victoria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string">
            <text:p>2023-09-02</text:p>
          </table:table-cell>
          <table:table-cell office:value-type="time" office:time-value="PT01H05M00S">
            <text:p>01:05</text:p>
          </table:table-cell>
          <table:table-cell office:value-type="string">
            <text:p>M83</text:p>
          </table:table-cell>
          <table:table-cell office:value-type="string">
            <text:p>victoria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string">
            <text:p>2023-09-02</text:p>
          </table:table-cell>
          <table:table-cell office:value-type="time" office:time-value="PT03H50M00S">
            <text:p>03:50</text:p>
          </table:table-cell>
          <table:table-cell office:value-type="string">
            <text:p>Acid Arab (Live)</text:p>
          </table:table-cell>
          <table:table-cell office:value-type="string">
            <text:p>victoria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2023-09-01</text:p>
          </table:table-cell>
          <table:table-cell office:value-type="time" office:time-value="PT17H30M00S">
            <text:p>17:30</text:p>
          </table:table-cell>
          <table:table-cell office:value-type="string">
            <text:p>Compro Oro</text:p>
          </table:table-cell>
          <table:table-cell office:value-type="string">
            <text:p>sunset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string">
            <text:p>2023-09-01</text:p>
          </table:table-cell>
          <table:table-cell office:value-type="time" office:time-value="PT19H45M00S">
            <text:p>19:45</text:p>
          </table:table-cell>
          <table:table-cell office:value-type="string">
            <text:p>Junior Boys</text:p>
          </table:table-cell>
          <table:table-cell office:value-type="string">
            <text:p>sunset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string">
            <text:p>2023-09-01</text:p>
          </table:table-cell>
          <table:table-cell office:value-type="time" office:time-value="PT22H15M00S">
            <text:p>22:15</text:p>
          </table:table-cell>
          <table:table-cell office:value-type="string">
            <text:p>Nu Genea (Live Band)</text:p>
          </table:table-cell>
          <table:table-cell office:value-type="string">
            <text:p>sunset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string">
            <text:p>2023-09-02</text:p>
          </table:table-cell>
          <table:table-cell office:value-type="time" office:time-value="PT01H15M00S">
            <text:p>01:15</text:p>
          </table:table-cell>
          <table:table-cell office:value-type="string">
            <text:p>Delaporte</text:p>
          </table:table-cell>
          <table:table-cell office:value-type="string">
            <text:p>sunset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string">
            <text:p>2023-09-02</text:p>
          </table:table-cell>
          <table:table-cell office:value-type="time" office:time-value="PT04H00M00S">
            <text:p>04:00</text:p>
          </table:table-cell>
          <table:table-cell office:value-type="string">
            <text:p>Playback Maracas</text:p>
          </table:table-cell>
          <table:table-cell office:value-type="string">
            <text:p>sunset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string">
            <text:p>2023-09-01</text:p>
          </table:table-cell>
          <table:table-cell office:value-type="time" office:time-value="PT17H00M00S">
            <text:p>17:00</text:p>
          </table:table-cell>
          <table:table-cell office:value-type="string">
            <text:p>Toppanga Kiddo</text:p>
          </table:table-cell>
          <table:table-cell office:value-type="string">
            <text:p>caleta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string">
            <text:p>2023-09-01</text:p>
          </table:table-cell>
          <table:table-cell office:value-type="time" office:time-value="PT19H30M00S">
            <text:p>19:30</text:p>
          </table:table-cell>
          <table:table-cell office:value-type="string">
            <text:p>Yung Prado</text:p>
          </table:table-cell>
          <table:table-cell office:value-type="string">
            <text:p>caleta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string">
            <text:p>2023-09-01</text:p>
          </table:table-cell>
          <table:table-cell office:value-type="time" office:time-value="PT22H00M00S">
            <text:p>22:00</text:p>
          </table:table-cell>
          <table:table-cell office:value-type="string">
            <text:p>Ouri (Live)</text:p>
          </table:table-cell>
          <table:table-cell office:value-type="string">
            <text:p>caleta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string">
            <text:p>2023-09-01</text:p>
          </table:table-cell>
          <table:table-cell office:value-type="time" office:time-value="PT23H00M00S">
            <text:p>23:00</text:p>
          </table:table-cell>
          <table:table-cell office:value-type="string">
            <text:p>Saorse</text:p>
          </table:table-cell>
          <table:table-cell office:value-type="string">
            <text:p>caleta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string">
            <text:p>2023-09-02</text:p>
          </table:table-cell>
          <table:table-cell office:value-type="time" office:time-value="PT01H30M00S">
            <text:p>01:30</text:p>
          </table:table-cell>
          <table:table-cell office:value-type="string">
            <text:p>Call Super</text:p>
          </table:table-cell>
          <table:table-cell office:value-type="string">
            <text:p>caleta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2023-09-02</text:p>
          </table:table-cell>
          <table:table-cell office:value-type="time" office:time-value="PT04H00M00S">
            <text:p>04:00</text:p>
          </table:table-cell>
          <table:table-cell office:value-type="string">
            <text:p>Palms Trax</text:p>
          </table:table-cell>
          <table:table-cell office:value-type="string">
            <text:p>caleta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string">
            <text:p>2023-09-02</text:p>
          </table:table-cell>
          <table:table-cell office:value-type="time" office:time-value="PT18H25M00S">
            <text:p>18:25</text:p>
          </table:table-cell>
          <table:table-cell office:value-type="string">
            <text:p>La Plazuela</text:p>
          </table:table-cell>
          <table:table-cell office:value-type="string">
            <text:p>sunrise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string">
            <text:p>2023-09-02</text:p>
          </table:table-cell>
          <table:table-cell office:value-type="time" office:time-value="PT20H40M00S">
            <text:p>20:40</text:p>
          </table:table-cell>
          <table:table-cell office:value-type="string">
            <text:p>Duki</text:p>
          </table:table-cell>
          <table:table-cell office:value-type="string">
            <text:p>sunrise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string">
            <text:p>2023-09-02</text:p>
          </table:table-cell>
          <table:table-cell office:value-type="time" office:time-value="PT23H25M00S">
            <text:p>23:25</text:p>
          </table:table-cell>
          <table:table-cell office:value-type="string">
            <text:p>Florence + The Machine</text:p>
          </table:table-cell>
          <table:table-cell office:value-type="string">
            <text:p>sunrise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string">
            <text:p>2023-09-03</text:p>
          </table:table-cell>
          <table:table-cell office:value-type="time" office:time-value="PT02H30M00S">
            <text:p>02:30</text:p>
          </table:table-cell>
          <table:table-cell office:value-type="string">
            <text:p>The Blaze</text:p>
          </table:table-cell>
          <table:table-cell office:value-type="string">
            <text:p>sunrise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string">
            <text:p>2023-09-02</text:p>
          </table:table-cell>
          <table:table-cell office:value-type="time" office:time-value="PT17H40M00S">
            <text:p>17:40</text:p>
          </table:table-cell>
          <table:table-cell office:value-type="string">
            <text:p>Niños Luchando</text:p>
          </table:table-cell>
          <table:table-cell office:value-type="string">
            <text:p>victoria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string">
            <text:p>2023-09-02</text:p>
          </table:table-cell>
          <table:table-cell office:value-type="time" office:time-value="PT19H30M00S">
            <text:p>19:30</text:p>
          </table:table-cell>
          <table:table-cell office:value-type="string">
            <text:p>José González</text:p>
          </table:table-cell>
          <table:table-cell office:value-type="string">
            <text:p>victoria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string">
            <text:p>2023-09-02</text:p>
          </table:table-cell>
          <table:table-cell office:value-type="time" office:time-value="PT22H05M00S">
            <text:p>22:05</text:p>
          </table:table-cell>
          <table:table-cell office:value-type="string">
            <text:p>Metronomy</text:p>
          </table:table-cell>
          <table:table-cell office:value-type="string">
            <text:p>victoria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string">
            <text:p>2023-09-03</text:p>
          </table:table-cell>
          <table:table-cell office:value-type="time" office:time-value="PT01H05M00S">
            <text:p>01:05</text:p>
          </table:table-cell>
          <table:table-cell office:value-type="string">
            <text:p>Belle &amp; Sebastian</text:p>
          </table:table-cell>
          <table:table-cell office:value-type="string">
            <text:p>victoria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string">
            <text:p>2023-09-03</text:p>
          </table:table-cell>
          <table:table-cell office:value-type="time" office:time-value="PT03H50M00S">
            <text:p>03:50</text:p>
          </table:table-cell>
          <table:table-cell office:value-type="string">
            <text:p>Arca</text:p>
          </table:table-cell>
          <table:table-cell office:value-type="string">
            <text:p>victoria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2023-09-02</text:p>
          </table:table-cell>
          <table:table-cell office:value-type="time" office:time-value="PT17H30M00S">
            <text:p>17:30</text:p>
          </table:table-cell>
          <table:table-cell office:value-type="string">
            <text:p>Ballena</text:p>
          </table:table-cell>
          <table:table-cell office:value-type="string">
            <text:p>sunset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string">
            <text:p>2023-09-02</text:p>
          </table:table-cell>
          <table:table-cell office:value-type="time" office:time-value="PT19H40M00S">
            <text:p>19:40</text:p>
          </table:table-cell>
          <table:table-cell office:value-type="string">
            <text:p>Judeline</text:p>
          </table:table-cell>
          <table:table-cell office:value-type="string">
            <text:p>sunset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string">
            <text:p>2023-09-02</text:p>
          </table:table-cell>
          <table:table-cell office:value-type="time" office:time-value="PT22H00M00S">
            <text:p>22:00</text:p>
          </table:table-cell>
          <table:table-cell office:value-type="string">
            <text:p>Ethel Cain</text:p>
          </table:table-cell>
          <table:table-cell office:value-type="string">
            <text:p>sunset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string">
            <text:p>2023-09-03</text:p>
          </table:table-cell>
          <table:table-cell office:value-type="time" office:time-value="PT01H05M00S">
            <text:p>01:05</text:p>
          </table:table-cell>
          <table:table-cell office:value-type="string">
            <text:p>Baiuca</text:p>
          </table:table-cell>
          <table:table-cell office:value-type="string">
            <text:p>sunset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string">
            <text:p>2023-09-03</text:p>
          </table:table-cell>
          <table:table-cell office:value-type="time" office:time-value="PT04H00M00S">
            <text:p>04:00</text:p>
          </table:table-cell>
          <table:table-cell office:value-type="string">
            <text:p>La Élite</text:p>
          </table:table-cell>
          <table:table-cell office:value-type="string">
            <text:p>sunset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string">
            <text:p>2023-09-02</text:p>
          </table:table-cell>
          <table:table-cell office:value-type="time" office:time-value="PT17H00M00S">
            <text:p>17:00</text:p>
          </table:table-cell>
          <table:table-cell office:value-type="string">
            <text:p>Alvva</text:p>
          </table:table-cell>
          <table:table-cell office:value-type="string">
            <text:p>caleta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2023-09-02</text:p>
          </table:table-cell>
          <table:table-cell office:value-type="time" office:time-value="PT19H30M00S">
            <text:p>19:30</text:p>
          </table:table-cell>
          <table:table-cell office:value-type="string">
            <text:p>Tom VR</text:p>
          </table:table-cell>
          <table:table-cell office:value-type="string">
            <text:p>caleta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string">
            <text:p>2023-09-02</text:p>
          </table:table-cell>
          <table:table-cell office:value-type="time" office:time-value="PT22H00M00S">
            <text:p>22:00</text:p>
          </table:table-cell>
          <table:table-cell office:value-type="string">
            <text:p>Axel Boman (Live)</text:p>
          </table:table-cell>
          <table:table-cell office:value-type="string">
            <text:p>caleta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string">
            <text:p>2023-09-02</text:p>
          </table:table-cell>
          <table:table-cell office:value-type="time" office:time-value="PT23H00M00S">
            <text:p>23:00</text:p>
          </table:table-cell>
          <table:table-cell office:value-type="string">
            <text:p>Ketiov b2b Moxie</text:p>
          </table:table-cell>
          <table:table-cell office:value-type="string">
            <text:p>caleta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string">
            <text:p>2023-09-03</text:p>
          </table:table-cell>
          <table:table-cell office:value-type="time" office:time-value="PT01H30M00S">
            <text:p>01:30</text:p>
          </table:table-cell>
          <table:table-cell office:value-type="string">
            <text:p>I.Jordan</text:p>
          </table:table-cell>
          <table:table-cell office:value-type="string">
            <text:p>caleta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string">
            <text:p>2023-09-03</text:p>
          </table:table-cell>
          <table:table-cell office:value-type="time" office:time-value="PT04H00M00S">
            <text:p>04:00</text:p>
          </table:table-cell>
          <table:table-cell office:value-type="string">
            <text:p>Helena Hauff</text:p>
          </table:table-cell>
          <table:table-cell office:value-type="string">
            <text:p>caleta</text:p>
          </table:table-cell>
        </table:table-row>
        <table:table-row table:style-name="ro1" table:number-rows-repeated="104851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30">30/08/2023</text:date>, <text:time>17:47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0T10:36:36.20</meta:creation-date>
    <dc:date>2023-08-30T17:47:58.61</dc:date>
    <meta:editing-duration>PT52M5S</meta:editing-duration>
    <meta:editing-cycles>12</meta:editing-cycles>
    <meta:generator>OpenOffice/4.1.14$Win32 OpenOffice.org_project/4114m1$Build-9811</meta:generator>
    <meta:document-statistic meta:table-count="3" meta:cell-count="366" meta:object-count="0"/>
  </office:meta>
</office:document-meta>
</file>